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ssianAnalyzer.Russian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ussianAnalyzer.tokenStream( String fieldName ,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ussianAnalyzer.RussianAnalyzer( char [ ] charset , Map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ssianAnalyzer.RussianAnalyzer( char [ ]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ssianAnalyzer.makeStopWords( char [ ] char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ussianAnalyzer.RussianAnalyzer( char [ ] charset , String [ ]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